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7" style:family="paragraph">
      <loext:graphic-properties draw:fill-color="#99ff66"/>
      <style:paragraph-properties fo:text-align="center"/>
      <style:text-properties fo:font-size="12pt"/>
    </style:style>
    <style:style style:name="P8" style:family="paragraph">
      <loext:graphic-properties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4" draw:name="Shape 50" draw:style-name="gr5" draw:text-style-name="P6" svg:width="0.1343in" svg:height="0.1343in" svg:x="6.5283in" svg:y="0.4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7" draw:text-style-name="P8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6" draw:text-style-name="P7" svg:width="0.1335in" svg:height="0.1335in" svg:x="0.8862in" svg:y="0.4335in"><text:p/><draw:enhanced-geometry svg:viewBox="0 0 21600 21600" draw:type="rectangle" draw:enhanced-path="M 0 0 L 21600 0 21600 21600 0 21600 0 0 Z N"/></draw:custom-shape><draw:custom-shape text:anchor-type="paragraph" draw:z-index="17" draw:name="Shape 1" draw:style-name="gr2" draw:text-style-name="P3" svg:width="0.1335in" svg:height="0.1335in" svg:x="3.3984in" svg:y="0.418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4" draw:text-style-name="P5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6" draw:text-style-name="P7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8" draw:name="Shape 4" draw:style-name="gr1" draw:text-style-name="P3" svg:width="0.1343in" svg:height="0.1343in" svg:x="0.1945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8" draw:style-name="gr2" draw:text-style-name="P3" svg:width="0.1335in" svg:height="0.1335in" svg:x="0.2146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7" draw:text-style-name="P8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4" draw:text-style-name="P5" svg:width="0.1335in" svg:height="0.1335in" svg:x="0.235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3" draw:text-style-name="P4" svg:width="0.135in" svg:height="0.135in" svg:x="0.2102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8" draw:text-style-name="P6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6" draw:text-style-name="P7" svg:width="0.1335in" svg:height="0.1335in" svg:x="0.2437in" svg:y="0.180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7" draw:style-name="gr1" draw:text-style-name="P3" svg:width="0.1343in" svg:height="0.1343in" svg:x="0.2339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48" draw:style-name="gr7" draw:text-style-name="P8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1" draw:name="Shape 9" draw:style-name="gr2" draw:text-style-name="P3" svg:width="0.1335in" svg:height="0.1335in" svg:x="0.2055in" svg:y="0.160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7" draw:text-style-name="P8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4" draw:text-style-name="P5" svg:width="0.1335in" svg:height="0.1335in" svg:x="0.2472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6" draw:text-style-name="P7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6" draw:text-style-name="P7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7" draw:style-name="gr2" draw:text-style-name="P3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9" draw:name="Shape 45" draw:style-name="gr7" draw:text-style-name="P8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4" draw:text-style-name="P5" svg:width="0.1335in" svg:height="0.1335in" svg:x="0.2102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21:06:09.786909378</dc:date>
    <meta:editing-duration>PT1H32M51S</meta:editing-duration>
    <meta:editing-cycles>9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